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243cm" fo:min-width="7.37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3.179cm" fo:min-width="3.6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7.493cm" svg:x="7.731cm" svg:y="10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91cm" svg:height="3.429cm" svg:x="9.509cm" svg:y="12.5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2:13:59.563302000</meta:creation-date>
    <dc:date>2016-11-07T13:08:19.800112000</dc:date>
    <meta:editing-duration>PT40M43S</meta:editing-duration>
    <meta:editing-cycles>2</meta:editing-cycles>
    <meta:generator>LibreOffice/5.1.6.2$MacOSX_X86_64 LibreOffice_project/07ac168c60a517dba0f0d7bc7540f5afa45f0909</meta:generator>
    <meta:document-statistic meta:object-count="2"/>
  </office:meta>
</office:document-meta>
</file>